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893cm" fo:min-width="0cm"/>
    </style:style>
    <style:style style:name="gr2" style:family="graphic" style:parent-style-name="objectwithoutfill">
      <style:graphic-properties draw:stroke="solid" svg:stroke-color="#579d1c"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svg:stroke-color="#579d1c" draw:marker-end="Arrowheads_20_1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016cm" svg:height="1.143cm" svg:x="9.763cm" svg:y="2.778cm">
          <draw:text-box>
            <text:p>S</text:p>
          </draw:text-box>
        </draw:frame>
        <draw:path draw:style-name="gr2" draw:text-style-name="P1" draw:layer="layout" svg:width="1.903cm" svg:height="0.153cm" draw:transform="rotate (-0.850848010347236) translate (10.7808103576558cm 3.70473052435094cm)" svg:viewBox="0 0 1904 154" svg:d="M0 125l664 29 732-47 508-107">
          <text:p/>
        </draw:path>
        <draw:frame draw:style-name="gr3" draw:layer="layout" svg:width="0.925cm" svg:height="0.962cm" svg:x="12.303cm" svg:y="5.953cm">
          <draw:text-box>
            <text:p>S</text:p>
          </draw:text-box>
        </draw:frame>
        <draw:path draw:style-name="gr2" draw:text-style-name="P1" draw:layer="layout" svg:width="2.292cm" svg:height="0.053cm" draw:transform="rotate (-2.15722695546499) translate (9.86816790565724cm 3.77874873560163cm)" svg:viewBox="0 0 2293 54" svg:d="M0 16l899 38 863-18 531-36">
          <text:p/>
        </draw:path>
        <draw:frame draw:style-name="gr3" draw:layer="layout" svg:width="0.925cm" svg:height="0.962cm" svg:x="8.366cm" svg:y="6.461cm">
          <draw:text-box>
            <text:p>S</text:p>
          </draw:text-box>
        </draw:frame>
        <draw:path draw:style-name="gr2" draw:text-style-name="P1" draw:layer="layout" svg:width="3.281cm" svg:height="1.723cm" draw:transform="rotate (-3.017499743773) translate (8.48127395226871cm 9.71383248195376cm)" svg:viewBox="0 0 3282 1724" svg:d="M0 1723c877 30 1421-734 2191-992l721-445 370-286">
          <text:p/>
        </draw:path>
        <draw:frame draw:style-name="gr3" draw:layer="layout" svg:width="0.925cm" svg:height="0.962cm" svg:x="4.683cm" svg:y="10.652cm">
          <draw:text-box>
            <text:p>X</text:p>
          </draw:text-box>
        </draw:frame>
        <draw:path draw:style-name="gr4" draw:text-style-name="P1" draw:layer="layout" svg:width="3.042cm" svg:height="0.081cm" draw:transform="rotate (-0.725882435904442) translate (13.5206055179956cm 6.58389622428452cm)" svg:viewBox="0 0 3043 82" svg:d="M0 42c919-58 1844-61 2763 23l280 17">
          <text:p text:style-name="P1"/>
        </draw:path>
        <draw:frame draw:style-name="gr3" draw:layer="layout" svg:width="1.349cm" svg:height="0.962cm" svg:x="15.986cm" svg:y="9.636cm">
          <draw:text-box>
            <text:p>SS</text:p>
          </draw:text-box>
        </draw:frame>
        <draw:path draw:style-name="gr2" draw:text-style-name="P1" draw:layer="layout" svg:width="2.778cm" svg:height="0.462cm" draw:transform="rotate (-1.5707963267949) translate (4.82828464550269cm 11.972cm)" svg:viewBox="0 0 2779 463" svg:d="M0 0c709 15 1484-83 2117 330l662 133">
          <text:p/>
        </draw:path>
        <draw:frame draw:style-name="gr3" draw:layer="layout" svg:width="1.205cm" svg:height="0.962cm" svg:x="3.667cm" svg:y="15.224cm">
          <draw:text-box>
            <text:p>ab</text:p>
          </draw:text-box>
        </draw:frame>
        <draw:path draw:style-name="gr2" draw:text-style-name="P1" draw:layer="layout" svg:width="2.578cm" svg:height="0.357cm" draw:transform="rotate (-1.5707963267949) translate (12.3956243251064cm 7.144cm)" svg:viewBox="0 0 2579 358" svg:d="M0 27c809-110 1591 149 2381 265l198 66">
          <text:p/>
        </draw:path>
        <draw:path draw:style-name="gr2" draw:text-style-name="P1" draw:layer="layout" svg:width="1.714cm" svg:height="1.984cm" draw:transform="rotate (-3.14159265358979) translate (12.435cm 12.171cm)" svg:viewBox="0 0 1715 1985" svg:d="M0 1985c552-141 2036 335 1653-728-188-523-1927 42-1389-1058l728-199h463">
          <text:p/>
        </draw:path>
        <draw:path draw:style-name="gr2" draw:text-style-name="P1" draw:layer="layout" svg:width="1.5cm" svg:height="2.366cm" draw:transform="rotate (-3.14159265358979) translate (17.2433219344575cm 11.5431516998463cm)" svg:viewBox="0 0 1501 2367" svg:d="M111 2216c641 576 2148-669 530-926-1593-253 203-1512 860-1256">
          <text:p/>
        </draw:path>
        <draw:path draw:style-name="gr2" draw:text-style-name="P1" draw:layer="layout" svg:width="2.821cm" svg:height="0.166cm" draw:transform="rotate (-2.08898458171201) translate (11.509cm 12.634cm)" svg:viewBox="0 0 2822 167" svg:d="M0 0c788 141 1590 27 2379 167l443-25">
          <text:p/>
        </draw:path>
        <draw:path draw:style-name="gr2" draw:text-style-name="P1" draw:layer="layout" svg:width="2.345cm" svg:height="0.515cm" draw:transform="rotate (-1.35245563737041) translate (9.28082235155115cm 15.2386505703892cm)" svg:viewBox="0 0 2346 516" svg:d="M0 496c789 104 1537-205 2267-446l79-50">
          <text:p/>
        </draw:path>
        <draw:path draw:style-name="gr2" draw:text-style-name="P1" draw:layer="layout" svg:width="2.616cm" svg:height="0.201cm" draw:transform="rotate (-2.48116006463514) translate (10.385cm 15.677cm)" svg:viewBox="0 0 2617 202" svg:d="M0 0c838 104 1690 50 2524 202l93-12">
          <text:p/>
        </draw:path>
        <draw:path draw:style-name="gr2" draw:text-style-name="P1" draw:layer="layout" svg:width="2.627cm" svg:height="0.52cm" draw:transform="rotate (-1.95023090617846) translate (9.19596439404949cm 18.0587833163631cm)" svg:viewBox="0 0 2628 521" svg:d="M0 2c840-25 1669 170 2456 445l172 74">
          <text:p/>
        </draw:path>
        <draw:path draw:style-name="gr2" draw:text-style-name="P1" draw:layer="layout" svg:width="0.726cm" svg:height="0.594cm" draw:transform="rotate (1.5707963267949) translate (5.821cm 22.754cm)" svg:viewBox="0 0 727 595" svg:d="M0 0h727l-727 595">
          <text:p/>
        </draw:path>
        <draw:path draw:style-name="gr2" draw:text-style-name="P1" draw:layer="layout" svg:width="2.669cm" svg:height="1.474cm" draw:transform="rotate (1.69488923661169) translate (7.12097186994775cm 23.5876343729006cm)" svg:viewBox="0 0 2670 1475" svg:d="M1612 223c873-729 1784 977 164 821-641-62-1853 1140-1772-221 56-958 1009-880 1558-739l132 17z">
          <text:p/>
        </draw:path>
        <draw:path draw:style-name="gr2" draw:text-style-name="P1" draw:layer="layout" svg:width="2.446cm" svg:height="0.448cm" draw:transform="rotate (-1.5707963267949) translate (17.264cm 12.7cm)" svg:viewBox="0 0 2447 449" svg:d="M0 397c785 242 1406-444 2183-331l264-66">
          <text:p/>
        </draw:path>
        <draw:path draw:style-name="gr2" draw:text-style-name="P1" draw:layer="layout" svg:width="2.151cm" svg:height="0.189cm" draw:transform="rotate (-0.559028959413784) translate (15.710788052927cm 16.1108931680677cm)" svg:viewBox="0 0 2152 190" svg:d="M0 190l975-64 701-126 476 14">
          <text:p/>
        </draw:path>
        <draw:path draw:style-name="gr2" draw:text-style-name="P1" draw:layer="layout" svg:width="2.712cm" svg:height="0.278cm" draw:transform="rotate (-2.35532182556635) translate (17.7254982780822cm 15.7411538790177cm)" svg:viewBox="0 0 2713 279" svg:d="M0 279c894-213 1876 227 2713-279">
          <text:p/>
        </draw:path>
        <draw:path draw:style-name="gr2" draw:text-style-name="P1" draw:layer="layout" svg:width="2.777cm" svg:height="-0.001cm" draw:transform="rotate (-1.5707963267949) translate (16.47cm 18.455cm)" svg:viewBox="0 0 2778 0" svg:d="M0 0c727 1 1455 0 2183 0h595">
          <text:p/>
        </draw:path>
        <draw:path draw:style-name="gr2" draw:text-style-name="P1" draw:layer="layout" svg:width="3.318cm" svg:height="1.409cm" draw:transform="rotate (1.5707963267949) translate (14.3989274679271cm 24.143cm)" svg:viewBox="0 0 3319 1410" svg:d="M0 21c883-1 1766 59 2646 0 1823-121-629 306-662 661l-661 331-728 330-265 67">
          <text:p/>
        </draw:path>
        <draw:path draw:style-name="gr2" draw:text-style-name="P1" draw:layer="layout" svg:width="5.64cm" svg:height="3.966cm" draw:transform="rotate (0.110304808726042) translate (12.9036489371067cm 21.4811775458185cm)" svg:viewBox="0 0 5641 3967" svg:d="M0 1148c798-28 1645-119 2375 196 1011 437 1189-735 1664-1213 576-578 2176 919 1388 1285-2127 988 4 462-262 1768-275 1356-1322 625-1621 220-449-611-338-1440-227-2155l51-461">
          <text:p/>
        </draw:path>
      </draw:page>
      <draw:page draw:name="page2" draw:style-name="dp1" draw:master-page-name="Default">
        <draw:path draw:style-name="gr2" draw:text-style-name="P1" draw:layer="layout" svg:width="1.662cm" svg:height="2.089cm" draw:transform="rotate (-3.14159265358979) translate (11.1232088295792cm 3.57592683362491cm)" svg:viewBox="0 0 1663 2090" svg:d="M408 1988c628 546 2201-1303 463-727-835 276-1359-1351-199-1257h662 264">
          <text:p/>
        </draw:path>
        <draw:path draw:style-name="gr2" draw:text-style-name="P1" draw:layer="layout" svg:width="3.224cm" svg:height="0.166cm" draw:transform="rotate (-0.559028959413784) translate (10.451cm 4.233cm)" svg:viewBox="0 0 3225 167" svg:d="M0 0c886 45 1768 170 2658 133l567 34">
          <text:p/>
        </draw:path>
        <draw:path draw:style-name="gr2" draw:text-style-name="P1" draw:layer="layout" svg:width="1.57cm" svg:height="2.595cm" draw:transform="rotate (-3.14159265358979) translate (14.8042585206786cm 8.40685101197183cm)" svg:viewBox="0 0 1571 2596" svg:d="M451 2454c953 711 1791-1483 330-1257-846 131-1194-1563-66-1124">
          <text:p/>
        </draw:path>
        <draw:path draw:style-name="gr2" draw:text-style-name="P1" draw:layer="layout" svg:width="1.917cm" svg:height="0.046cm" draw:transform="rotate (-2.35619449019234) translate (9.194cm 4.366cm)" svg:viewBox="0 0 1918 47" svg:d="M0 0l982 47h936">
          <text:p/>
        </draw:path>
        <draw:path draw:style-name="gr2" draw:text-style-name="P1" draw:layer="layout" svg:width="1.856cm" svg:height="2.218cm" draw:transform="rotate (2.78240389352936) translate (8.16214023944478cm 8.50222663588336cm)" svg:viewBox="0 0 1857 2219" svg:d="M433 2207c502 117 2112-639 1092-1046-508-202-2540-485-892-867l597-294">
          <text:p/>
        </draw:path>
        <draw:path draw:style-name="gr2" draw:text-style-name="P1" draw:layer="layout" svg:width="2.737cm" svg:height="1.347cm" draw:transform="rotate (-0.405963584013881) translate (14.8180627670712cm 9.18920108911912cm)" svg:viewBox="0 0 2738 1348" svg:d="M0 5c817-62 1521 448 2078 979l660 364">
          <text:p/>
        </draw:path>
        <draw:path draw:style-name="gr2" draw:text-style-name="P1" draw:layer="layout" svg:width="1.832cm" svg:height="0.706cm" draw:transform="rotate (-0.416959158301445) translate (18.388cm 12.502cm)" svg:viewBox="0 0 1833 707" svg:d="M0 0l913 102 779 450 141 155">
          <text:p/>
        </draw:path>
        <draw:path draw:style-name="gr2" draw:text-style-name="P1" draw:layer="layout" svg:width="2.237cm" svg:height="0.508cm" draw:transform="rotate (-1.93068321855613) translate (19.9174904806281cm 12.1078184710392cm)" svg:viewBox="0 0 2238 509" svg:d="M0 8l774-8 782 200 682 309">
          <text:p/>
        </draw:path>
        <draw:path draw:style-name="gr2" draw:text-style-name="P1" draw:layer="layout" svg:width="2.711cm" svg:height="-0.001cm" draw:transform="rotate (-1.5707963267949) translate (18.653cm 15.081cm)" svg:viewBox="0 0 2712 0" svg:d="M0 0c661 0 1323 1 1985 0h727">
          <text:p/>
        </draw:path>
        <draw:path draw:style-name="gr2" draw:text-style-name="P1" draw:layer="layout" svg:width="2.847cm" svg:height="2.741cm" draw:transform="rotate (1.8153169549993) translate (16.683026264511cm 21.1539816593183cm)" svg:viewBox="0 0 2848 2742" svg:d="M1114 127c373-105 2624 19 851 962-1497 797-587-1367-145-1059 657 460-943 1547 434 2086 1460 571-117 616-1043 626-1361 14-1754-1586-241-1220l643 160 256 64">
          <text:p/>
        </draw:path>
        <draw:path draw:style-name="gr2" draw:text-style-name="P1" draw:layer="layout" svg:width="2.44cm" svg:height="1.206cm" draw:transform="rotate (-1.71234252913164) translate (7.16141894820014cm 9.26262468443051cm)" svg:viewBox="0 0 2441 1207" svg:d="M0 19c930-171 1313 888 2152 1028l289 160">
          <text:p/>
        </draw:path>
        <draw:path draw:style-name="gr2" draw:text-style-name="P1" draw:layer="layout" svg:width="1.992cm" svg:height="2.425cm" draw:transform="rotate (2.78170576182856) translate (5.60825894424043cm 14.4734250042704cm)" svg:viewBox="0 0 1993 2426" svg:d="M535 2400c483 92 2076-23 1198-946-457-482-1835 327-1727-834l650-527 248-93">
          <text:p/>
        </draw:path>
        <draw:path draw:style-name="gr2" draw:text-style-name="P1" draw:layer="layout" svg:width="1.836cm" svg:height="0.098cm" draw:transform="rotate (-1.01176736738111) translate (8.96456198450103cm 10.362752506625cm)" svg:viewBox="0 0 1837 99" svg:d="M0 42l806-42 737 70 294 29">
          <text:p/>
        </draw:path>
        <draw:path draw:style-name="gr2" draw:text-style-name="P1" draw:layer="layout" svg:width="1.468cm" svg:height="2.203cm" draw:transform="rotate (2.97683357220153) translate (10.4369225112262cm 14.8356219585804cm)" svg:viewBox="0 0 1469 2204" svg:d="M76 2152c555 305 2421-840 641-978l-717-686 729-456 195-32">
          <text:p/>
        </draw:path>
        <draw:path draw:style-name="gr2" draw:text-style-name="P1" draw:layer="layout" svg:width="2.512cm" svg:height="-0.001cm" draw:transform="rotate (-1.5707963267949) translate (9.988cm 15.28cm)" svg:viewBox="0 0 2513 0" svg:d="M0 0c705 0 1410 0 2116 0h397">
          <text:p/>
        </draw:path>
        <draw:path draw:style-name="gr2" draw:text-style-name="P1" draw:layer="layout" svg:width="1.921cm" svg:height="0.027cm" draw:transform="rotate (-0.707556478758501) translate (9.06572789836946cm 19.3106413571627cm)" svg:viewBox="0 0 1922 28" svg:d="M0 6l889 22 847-28 186 15">
          <text:p/>
        </draw:path>
        <draw:path draw:style-name="gr2" draw:text-style-name="P1" draw:layer="layout" svg:width="2.868cm" svg:height="0.268cm" draw:transform="rotate (-2.42269153469333) translate (10.9322968260228cm 18.9389076576977cm)" svg:viewBox="0 0 2869 269" svg:d="M0 28c935-156 1796 404 2731 193l138-56">
          <text:p/>
        </draw:path>
        <draw:path draw:style-name="gr2" draw:text-style-name="P1" draw:layer="layout" svg:width="1.763cm" svg:height="0.285cm" draw:transform="rotate (-1.37339958839434) translate (9.26cm 22.027cm)" svg:viewBox="0 0 1764 286" svg:d="M0 0l661 65 714 143 389 78">
          <text:p/>
        </draw:path>
        <draw:path draw:style-name="gr2" draw:text-style-name="P1" draw:layer="layout" svg:width="2.05cm" svg:height="0.529cm" draw:transform="rotate (-1.5707963267949) translate (4.895cm 15.544cm)" svg:viewBox="0 0 2051 530" svg:d="M0 0h728l794 265 529 265">
          <text:p/>
        </draw:path>
        <draw:path draw:style-name="gr2" draw:text-style-name="P1" draw:layer="layout" svg:width="2.654cm" svg:height="0.246cm" draw:transform="rotate (-0.89570297212349) translate (3.63187359519471cm 18.8955896198718cm)" svg:viewBox="0 0 2655 247" svg:d="M0 247h847l1064-165 744-82">
          <text:p/>
        </draw:path>
        <draw:path draw:style-name="gr2" draw:text-style-name="P1" draw:layer="layout" svg:width="3.043cm" svg:height="0.113cm" draw:transform="rotate (-2.5542893602937) translate (6.10631243006815cm 18.884017133976cm)" svg:viewBox="0 0 3044 114" svg:d="M0 38c953 184 1906-29 2861-1l183-37">
          <text:p/>
        </draw:path>
        <draw:path draw:style-name="gr2" draw:text-style-name="P1" draw:layer="layout" svg:width="2.182cm" svg:height="-0.001cm" draw:transform="rotate (-1.5707963267949) translate (4.432cm 21.894cm)" svg:viewBox="0 0 2183 0" svg:d="M0 0c705 0 1411 1 2117 0h6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16:52:45.575225646</meta:creation-date>
    <dc:date>2015-01-30T17:04:17.123341511</dc:date>
    <meta:editing-duration>PT2M51S</meta:editing-duration>
    <meta:editing-cycles>2</meta:editing-cycles>
    <meta:generator>LibreOffice/4.2.6.3$Linux_X86_64 LibreOffice_project/420m0$Build-3</meta:generator>
    <meta:document-statistic meta:object-count="48"/>
  </office:meta>
</office:document-meta>
</file>